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1</text:p>
          </table:table-cell>
          <table:table-cell office:value-type="float" office:value="3.94" calcext:value-type="float">
            <text:p>3.94</text:p>
          </table:table-cell>
          <table:table-cell table:formula="of:=[.B1]*39.3701" office:value-type="float" office:value="155.118194" calcext:value-type="float">
            <text:p>155.118194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.7" calcext:value-type="float">
            <text:p>2.7</text:p>
          </table:table-cell>
          <table:table-cell table:formula="of:=[.B2]*39.3701" office:value-type="float" office:value="106.29927" calcext:value-type="float">
            <text:p>106.2992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5" calcext:value-type="float">
            <text:p>5</text:p>
          </table:table-cell>
          <table:table-cell table:formula="of:=[.B3]*39.3701" office:value-type="float" office:value="196.8505" calcext:value-type="float">
            <text:p>196.8505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float" office:value="2.64" calcext:value-type="float">
            <text:p>2.64</text:p>
          </table:table-cell>
          <table:table-cell table:formula="of:=[.B4]*39.3701" office:value-type="float" office:value="103.937064" calcext:value-type="float">
            <text:p>103.937064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float" office:value="2" calcext:value-type="float">
            <text:p>2</text:p>
          </table:table-cell>
          <table:table-cell table:formula="of:=[.B5]*39.3701" office:value-type="float" office:value="78.7402" calcext:value-type="float">
            <text:p>78.7402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float" office:value="4.9" calcext:value-type="float">
            <text:p>4.9</text:p>
          </table:table-cell>
          <table:table-cell table:formula="of:=[.B6]*39.3701" office:value-type="float" office:value="192.91349" calcext:value-type="float">
            <text:p>192.91349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0.9" calcext:value-type="float">
            <text:p>0.9</text:p>
          </table:table-cell>
          <table:table-cell table:formula="of:=[.B7]*39.3701" office:value-type="float" office:value="35.43309" calcext:value-type="float">
            <text:p>35.43309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0.5" calcext:value-type="float">
            <text:p>0.5</text:p>
          </table:table-cell>
          <table:table-cell table:formula="of:=[.B8]*39.3701" office:value-type="float" office:value="19.68505" calcext:value-type="float">
            <text:p>19.68505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0.5" calcext:value-type="float">
            <text:p>0.5</text:p>
          </table:table-cell>
          <table:table-cell table:formula="of:=[.B9]*39.3701" office:value-type="float" office:value="19.68505" calcext:value-type="float">
            <text:p>19.68505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0.3" calcext:value-type="float">
            <text:p>0.3</text:p>
          </table:table-cell>
          <table:table-cell table:formula="of:=[.B10]*39.3701" office:value-type="float" office:value="11.81103" calcext:value-type="float">
            <text:p>11.8110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0.3" calcext:value-type="float">
            <text:p>0.3</text:p>
          </table:table-cell>
          <table:table-cell table:formula="of:=[.B11]*39.3701" office:value-type="float" office:value="11.81103" calcext:value-type="float">
            <text:p>11.81103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0.5" calcext:value-type="float">
            <text:p>0.5</text:p>
          </table:table-cell>
          <table:table-cell table:formula="of:=[.B12]*39.3701" office:value-type="float" office:value="19.68505" calcext:value-type="float">
            <text:p>19.68505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.4" calcext:value-type="float">
            <text:p>1.4</text:p>
          </table:table-cell>
          <table:table-cell table:formula="of:=[.B13]*39.3701" office:value-type="float" office:value="55.11814" calcext:value-type="float">
            <text:p>55.11814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.7" calcext:value-type="float">
            <text:p>1.7</text:p>
          </table:table-cell>
          <table:table-cell table:formula="of:=[.B14]*39.3701" office:value-type="float" office:value="66.92917" calcext:value-type="float">
            <text:p>66.929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G width</text:p>
          </table:table-cell>
          <table:table-cell/>
          <table:table-cell office:value-type="float" office:value="90.2" calcext:value-type="float">
            <text:p>90.2</text:p>
          </table:table-cell>
        </table:table-row>
        <table:table-row table:style-name="ro1">
          <table:table-cell office:value-type="string" calcext:value-type="string">
            <text:p>Gap width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length/6</text:p>
          </table:table-cell>
          <table:table-cell/>
          <table:table-cell table:formula="of:=(300000000*39.37*10^3)/(6*2.4*10^9)" office:value-type="float" office:value="820.208333333333" calcext:value-type="float">
            <text:p>820.2083333333</text:p>
          </table:table-cell>
        </table:table-row>
        <table:table-row table:style-name="ro1">
          <table:table-cell office:value-type="string" calcext:value-type="string">
            <text:p>Focal distance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ia diameter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ia drill/hole diameter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24.6" calcext:value-type="float">
            <text:p>24.6</text:p>
          </table:table-cell>
          <table:table-cell table:formula="of:=[.B25]*39.3701" office:value-type="float" office:value="968.50446" calcext:value-type="float">
            <text:p>968.50446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formula="of:=[.B26]*39.3701" office:value-type="float" office:value="216.53555" calcext:value-type="float">
            <text:p>216.53555</text:p>
          </table:table-cell>
        </table:table-row>
        <table:table-row table:style-name="ro1">
          <table:table-cell/>
          <table:table-cell office:value-type="float" office:value="21.2" calcext:value-type="float">
            <text:p>21.2</text:p>
          </table:table-cell>
          <table:table-cell table:formula="of:=[.B27]*39.3701" office:value-type="float" office:value="834.64612" calcext:value-type="float">
            <text:p>834.646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8]*39.3701" office:value-type="float" office:value="157.4804" calcext:value-type="float">
            <text:p>157.48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00:43:51.0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5:28:05.553000000</meta:creation-date>
    <dc:date>2017-03-07T00:52:03.114000000</dc:date>
    <meta:editing-duration>P5DT2H11M15S</meta:editing-duration>
    <meta:editing-cycles>3</meta:editing-cycles>
    <meta:generator>LibreOffice/5.0.4.2$Windows_x86 LibreOffice_project/2b9802c1994aa0b7dc6079e128979269cf95bc78</meta:generator>
    <meta:document-statistic meta:table-count="1" meta:cell-count="62" meta:object-count="0"/>
  </office:meta>
</office:document-meta>
</file>